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1602" officeooo:paragraph-rsid="00091602"/>
    </style:style>
    <style:style style:name="P2" style:family="paragraph" style:parent-style-name="Standard">
      <style:text-properties officeooo:paragraph-rsid="00091602"/>
    </style:style>
    <style:style style:name="T1" style:family="text">
      <style:text-properties officeooo:rsid="00091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 no tenemos conexión seguiremos los siguientes pasos para saber cual es el problema</text:p>
      <text:p text:style-name="P2"/>
      <text:p text:style-name="P2"><text:span text:style-name="T1">1º paso: comprobar que mi ip esta bien usamos el comando ipa </text:span></text:p>
      <text:p text:style-name="P2"><text:span text:style-name="T1">2º paso: comprobamos el ipr </text:span></text:p>
      <text:p text:style-name="P2"><text:span text:style-name="T1">3º paso: ping -c 2 172.20.1.1</text:span></text:p>
      <text:p text:style-name="P1">4º paso: ping -c 2 192.168.10.1</text:p>
      <text:p text:style-name="P2"><text:span text:style-name="T1">5º paso: ping -c 8.8.8.8 si este paso todos los anteriores funcionan(si no funciona hacemos los pasos hacia atrás para ver cual es el problema)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8T13:39:49.862118687</meta:creation-date>
    <dc:date>2023-02-08T14:00:19.765819104</dc:date>
    <meta:editing-duration>PT10M19S</meta:editing-duration>
    <meta:editing-cycles>1</meta:editing-cycles>
    <meta:document-statistic meta:table-count="0" meta:image-count="0" meta:object-count="0" meta:page-count="1" meta:paragraph-count="6" meta:word-count="68" meta:character-count="377" meta:non-whitespace-character-count="313"/>
    <meta:generator>LibreOffice/6.4.7.2$Linux_X86_64 LibreOffice_project/40$Build-2</meta:generator>
  </office:meta>
</office:document-meta>
</file>